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5.57cm" fo:margin-left="-0.191cm" fo:break-before="page" table:align="left" style:writing-mode="lr-tb"/>
    </style:style>
    <style:style style:name="Tabelle1.A" style:family="table-column">
      <style:table-column-properties style:column-width="4.471cm"/>
    </style:style>
    <style:style style:name="Tabelle1.B" style:family="table-column">
      <style:table-column-properties style:column-width="11.098cm"/>
    </style:style>
    <style:style style:name="Tabelle1.1" style:family="table-row">
      <style:table-row-properties fo:keep-together="always"/>
    </style:style>
    <style:style style:name="Tabel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1.3" style:family="table-row">
      <style:table-row-properties fo:keep-together="auto"/>
    </style:style>
    <style:style style:name="Tabelle2" style:family="table">
      <style:table-properties style:width="15.57cm" fo:margin-left="-0.191cm" table:align="left" style:writing-mode="lr-tb"/>
    </style:style>
    <style:style style:name="Tabelle2.A" style:family="table-column">
      <style:table-column-properties style:column-width="4.471cm"/>
    </style:style>
    <style:style style:name="Tabelle2.B" style:family="table-column">
      <style:table-column-properties style:column-width="11.098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text-properties style:font-name-asian="Arial"/>
    </style:style>
    <style:style style:name="P2" style:family="paragraph" style:parent-style-name="Angestrebte_20_Tätigkeit">
      <style:paragraph-properties style:snap-to-layout-grid="false"/>
    </style:style>
    <style:style style:name="P3" style:family="paragraph" style:parent-style-name="Angestrebte_20_Tätigkeit">
      <style:paragraph-properties style:snap-to-layout-grid="false"/>
      <style:text-properties style:font-name="Tahoma" fo:font-size="11pt" fo:font-weight="bold" style:font-size-asian="11pt" style:font-weight-asian="bold" style:font-name-complex="Tahoma" style:font-size-complex="11pt" style:font-weight-complex="bold"/>
    </style:style>
    <style:style style:name="P4" style:family="paragraph" style:parent-style-name="Angestrebte_20_Tätigkeit">
      <style:text-properties style:font-name="Tahoma" style:font-name-complex="Tahoma"/>
    </style:style>
    <style:style style:name="P5" style:family="paragraph" style:parent-style-name="Angestrebte_20_Tätigkeit">
      <style:paragraph-properties style:snap-to-layout-grid="false"/>
      <style:text-properties style:font-name="Tahoma" style:font-name-complex="Tahoma"/>
    </style:style>
    <style:style style:name="P6" style:family="paragraph" style:parent-style-name="Firmenname">
      <style:paragraph-properties fo:margin-top="0cm" fo:margin-bottom="0cm" loext:contextual-spacing="false" style:line-height-at-least="0.176cm">
        <style:tab-stops/>
      </style:paragraph-properties>
      <style:text-properties style:font-name="Tahoma" style:font-name-complex="Tahoma"/>
    </style:style>
    <style:style style:name="P7" style:family="paragraph" style:parent-style-name="Berufsbezeichnung">
      <style:paragraph-properties style:snap-to-layout-grid="false"/>
    </style:style>
    <style:style style:name="P8" style:family="paragraph" style:parent-style-name="Dokumentbeschriftung">
      <style:paragraph-properties fo:text-align="end" style:justify-single-word="false"/>
      <style:text-properties style:font-name="Tahoma" fo:font-size="18pt" fo:letter-spacing="0.035cm" style:letter-kerning="true" style:font-size-asian="18pt" style:font-name-complex="Tahoma"/>
    </style:style>
    <style:style style:name="P9" style:family="paragraph" style:parent-style-name="Titel_20_Abschnitt">
      <style:paragraph-properties style:snap-to-layout-grid="false"/>
      <style:text-properties style:font-name="Tahoma" fo:font-size="13pt" fo:font-weight="bold" style:font-size-asian="13pt" style:font-weight-asian="bold" style:font-name-complex="Tahoma" style:font-weight-complex="bold"/>
    </style:style>
    <style:style style:name="P10" style:family="paragraph" style:parent-style-name="Titel_20_Abschnitt">
      <style:paragraph-properties style:snap-to-layout-grid="false"/>
      <style:text-properties style:font-name="Tahoma" style:font-name-complex="Tahoma"/>
    </style:style>
    <style:style style:name="P11" style:family="paragraph" style:parent-style-name="Titel_20_Abschnitt">
      <style:paragraph-properties style:snap-to-layout-grid="false"/>
      <style:text-properties style:font-name="Tahoma" fo:language="en" fo:country="US" style:font-name-complex="Tahoma"/>
    </style:style>
    <style:style style:name="P12" style:family="paragraph" style:parent-style-name="Standard">
      <style:text-properties style:font-name="Tahoma" style:font-name-complex="Tahoma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Tahoma"/>
    </style:style>
    <style:style style:name="P14" style:family="paragraph" style:parent-style-name="Standard">
      <style:paragraph-properties style:snap-to-layout-grid="false"/>
      <style:text-properties style:font-name="Tahoma" style:font-name-complex="Tahoma"/>
    </style:style>
    <style:style style:name="P15" style:family="paragraph" style:parent-style-name="Standard">
      <style:paragraph-properties fo:text-align="center" style:justify-single-word="false"/>
      <style:text-properties style:font-name="Tahoma" style:font-name-complex="Tahoma"/>
    </style:style>
    <style:style style:name="P16" style:family="paragraph" style:parent-style-name="Standard">
      <style:paragraph-properties fo:text-align="center" style:justify-single-word="false"/>
      <style:text-properties style:font-name="Tahoma" fo:letter-spacing="0.035cm" fo:font-weight="bold" style:letter-kerning="true" style:font-weight-asian="bold" style:font-name-complex="Tahoma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ahoma" style:letter-kerning="true" style:font-name-complex="Tahoma"/>
    </style:style>
    <style:style style:name="P18" style:family="paragraph" style:parent-style-name="Standard">
      <style:text-properties style:font-name="Tahoma" fo:font-size="18pt" style:font-size-asian="18pt" style:font-name-complex="Tahoma"/>
    </style:style>
    <style:style style:name="P19" style:family="paragraph" style:parent-style-name="Standard">
      <style:paragraph-properties fo:text-align="center" style:justify-single-word="false"/>
      <style:text-properties style:font-name="Tahoma" fo:font-size="12pt" style:letter-kerning="true" style:font-size-asian="12pt" style:font-name-complex="Tahoma" style:font-size-complex="12pt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Text_20_body">
      <style:text-properties style:font-name="Tahoma" style:font-name-complex="Tahoma"/>
    </style:style>
    <style:style style:name="P22" style:family="paragraph" style:parent-style-name="Standard" style:master-page-name="Standard">
      <style:paragraph-properties fo:text-align="end" style:justify-single-word="false" style:page-number="auto"/>
      <style:text-properties style:font-name="Tahoma" style:font-name-complex="Tahoma"/>
    </style:style>
    <style:style style:name="P23" style:family="paragraph" style:parent-style-name="Standard" style:list-style-name="">
      <style:paragraph-properties fo:text-align="center" style:justify-single-word="false"/>
      <style:text-properties style:font-name="Tahoma" fo:font-size="12pt" style:letter-kerning="true" style:font-size-asian="12pt" style:font-name-complex="Tahoma" style:font-size-complex="12pt"/>
    </style:style>
    <style:style style:name="P24" style:family="paragraph" style:parent-style-name="Standard" style:list-style-name="">
      <style:paragraph-properties fo:text-align="center" style:justify-single-word="false"/>
      <style:text-properties style:font-name="Tahoma" style:font-name-complex="Tahoma"/>
    </style:style>
    <style:style style:name="P25" style:family="paragraph" style:parent-style-name="Standard">
      <style:paragraph-properties style:snap-to-layout-grid="false">
        <style:tab-stops>
          <style:tab-stop style:position="4.09cm" style:type="right"/>
        </style:tab-stops>
      </style:paragraph-properties>
      <style:text-properties style:font-name="Tahoma" style:font-name-complex="Tahoma"/>
    </style:style>
    <style:style style:name="P26" style:family="paragraph" style:parent-style-name="Standard">
      <style:paragraph-properties style:snap-to-layout-grid="false"/>
      <style:text-properties style:font-name="Tahoma" style:font-name-complex="Tahoma"/>
    </style:style>
    <style:style style:name="P27" style:family="paragraph" style:parent-style-name="Standard" style:list-style-name="WW8Num12">
      <style:text-properties style:font-name="Tahoma" style:font-name-complex="Tahoma"/>
    </style:style>
    <style:style style:name="P28" style:family="paragraph" style:parent-style-name="Standard">
      <style:paragraph-properties style:snap-to-layout-grid="false"/>
      <style:text-properties style:font-name="Tahoma" fo:font-weight="bold" style:font-weight-asian="bold" style:font-name-complex="Tahoma" style:font-weight-complex="bold"/>
    </style:style>
    <style:style style:name="P29" style:family="paragraph" style:parent-style-name="Text_20_body">
      <style:text-properties style:font-name="Tahoma" style:font-name-complex="Tahoma"/>
    </style:style>
    <style:style style:name="P30" style:family="paragraph" style:parent-style-name="Ausbildung" style:list-style-name="WW8Num12">
      <style:paragraph-properties fo:text-align="start" style:justify-single-word="false" style:snap-to-layout-grid="false">
        <style:tab-stops>
          <style:tab-stop style:position="0.432cm"/>
        </style:tab-stops>
      </style:paragraph-properties>
    </style:style>
    <style:style style:name="P31" style:family="paragraph" style:parent-style-name="Ausbildung" style:list-style-name="WW8Num12">
      <style:paragraph-properties fo:text-align="start" style:justify-single-word="false" style:snap-to-layout-grid="false">
        <style:tab-stops>
          <style:tab-stop style:position="0.432cm"/>
        </style:tab-stops>
      </style:paragraph-properties>
      <style:text-properties style:font-name="Tahoma" fo:letter-spacing="normal" style:font-name-complex="Tahoma"/>
    </style:style>
    <style:style style:name="P32" style:family="paragraph" style:parent-style-name="Ausbildung" style:list-style-name="WW8Num12">
      <style:paragraph-properties fo:text-align="start" style:justify-single-word="false" style:snap-to-layout-grid="false">
        <style:tab-stops>
          <style:tab-stop style:position="0.432cm"/>
        </style:tab-stops>
      </style:paragraph-properties>
      <style:text-properties style:font-name="Tahoma" fo:letter-spacing="normal" fo:language="en" fo:country="US" style:font-name-complex="Tahoma"/>
    </style:style>
    <style:style style:name="P33" style:family="paragraph" style:parent-style-name="Ausbildung" style:list-style-name="WW8Num12">
      <style:paragraph-properties fo:text-align="start" style:justify-single-word="false">
        <style:tab-stops>
          <style:tab-stop style:position="0.432cm"/>
        </style:tab-stops>
      </style:paragraph-properties>
      <style:text-properties style:font-name="Tahoma" style:font-name-complex="Tahoma"/>
    </style:style>
    <style:style style:name="P34" style:family="paragraph" style:parent-style-name="Ausbildung" style:list-style-name="WW8Num12">
      <style:paragraph-properties fo:text-align="start" style:justify-single-word="false" style:snap-to-layout-grid="false">
        <style:tab-stops>
          <style:tab-stop style:position="0.432cm"/>
        </style:tab-stops>
      </style:paragraph-properties>
      <style:text-properties style:font-name="Tahoma" style:font-name-complex="Tahoma"/>
    </style:style>
    <style:style style:name="P35" style:family="paragraph" style:parent-style-name="Ausbildung" style:list-style-name="WW8Num12">
      <style:paragraph-properties fo:text-align="start" style:justify-single-word="false" style:snap-to-layout-grid="false">
        <style:tab-stops>
          <style:tab-stop style:position="0.432cm"/>
          <style:tab-stop style:position="0.635cm"/>
        </style:tab-stops>
      </style:paragraph-properties>
      <style:text-properties style:font-name="Tahoma" style:font-name-complex="Tahoma"/>
    </style:style>
    <style:style style:name="P36" style:family="paragraph" style:parent-style-name="Ausbildung" style:list-style-name="WW8Num13">
      <style:paragraph-properties>
        <style:tab-stops>
          <style:tab-stop style:position="0.432cm"/>
          <style:tab-stop style:position="0.635cm"/>
        </style:tab-stops>
      </style:paragraph-properties>
      <style:text-properties style:font-name="Tahoma" style:font-name-complex="Tahoma"/>
    </style:style>
    <style:style style:name="P37" style:family="paragraph" style:parent-style-name="Ausbildung" style:list-style-name="WW8Num13">
      <style:paragraph-properties style:snap-to-layout-grid="false">
        <style:tab-stops>
          <style:tab-stop style:position="0.432cm"/>
          <style:tab-stop style:position="0.635cm"/>
        </style:tab-stops>
      </style:paragraph-properties>
      <style:text-properties style:font-name="Tahoma" style:font-name-complex="Tahoma"/>
    </style:style>
    <style:style style:name="P38" style:family="paragraph" style:parent-style-name="Ausbildung" style:list-style-name="WW8Num14">
      <style:paragraph-properties>
        <style:tab-stops>
          <style:tab-stop style:position="0.432cm"/>
          <style:tab-stop style:position="0.635cm"/>
        </style:tab-stops>
      </style:paragraph-properties>
      <style:text-properties style:font-name="Tahoma" style:font-name-complex="Tahoma"/>
    </style:style>
    <style:style style:name="P39" style:family="paragraph" style:parent-style-name="Ausbildung" style:list-style-name="WW8Num14">
      <style:paragraph-properties style:snap-to-layout-grid="false">
        <style:tab-stops>
          <style:tab-stop style:position="0.432cm"/>
          <style:tab-stop style:position="0.635cm"/>
        </style:tab-stops>
      </style:paragraph-properties>
      <style:text-properties style:font-name="Tahoma" style:font-name-complex="Tahoma"/>
    </style:style>
    <style:style style:name="P40" style:family="paragraph" style:parent-style-name="Ausbildung" style:list-style-name="WW8Num15">
      <style:paragraph-properties style:snap-to-layout-grid="false">
        <style:tab-stops>
          <style:tab-stop style:position="0.432cm"/>
          <style:tab-stop style:position="0.635cm"/>
        </style:tab-stops>
      </style:paragraph-properties>
      <style:text-properties style:font-name="Tahoma" officeooo:paragraph-rsid="00215a02" style:font-name-complex="Tahoma"/>
    </style:style>
    <style:style style:name="P41" style:family="paragraph" style:parent-style-name="Ausbildung" style:list-style-name="L3">
      <style:paragraph-properties>
        <style:tab-stops>
          <style:tab-stop style:position="0.432cm"/>
          <style:tab-stop style:position="0.635cm"/>
        </style:tab-stops>
      </style:paragraph-properties>
      <style:text-properties style:font-name="Tahoma" style:font-name-complex="Tahoma"/>
    </style:style>
    <style:style style:name="P42" style:family="paragraph" style:parent-style-name="Ausbildung" style:list-style-name="L4">
      <style:paragraph-properties>
        <style:tab-stops>
          <style:tab-stop style:position="0.432cm"/>
          <style:tab-stop style:position="0.635cm"/>
        </style:tab-stops>
      </style:paragraph-properties>
      <style:text-properties style:font-name="Tahoma" officeooo:paragraph-rsid="001e2bb1" style:font-name-complex="Tahoma"/>
    </style:style>
    <style:style style:name="P43" style:family="paragraph" style:parent-style-name="Ausbildung" style:list-style-name="WW8Num12">
      <style:paragraph-properties fo:text-align="start" style:justify-single-word="false">
        <style:tab-stops>
          <style:tab-stop style:position="0.432cm"/>
        </style:tab-stops>
      </style:paragraph-properties>
      <style:text-properties style:font-name="Tahoma" fo:language="en" fo:country="GB" style:font-name-complex="Tahoma"/>
    </style:style>
    <style:style style:name="P44" style:family="paragraph" style:parent-style-name="Ausbildung">
      <style:paragraph-properties fo:margin-left="0.432cm" fo:margin-right="0cm" fo:text-indent="-0.432cm" style:auto-text-indent="false"/>
    </style:style>
    <style:style style:name="P45" style:family="paragraph" style:parent-style-name="Ausbildung">
      <style:paragraph-properties fo:margin-left="0.432cm" fo:margin-right="0cm" fo:text-indent="-0.432cm" style:auto-text-indent="false"/>
      <style:text-properties fo:language="en" fo:country="US"/>
    </style:style>
    <style:style style:name="P46" style:family="paragraph" style:parent-style-name="Ausbildung" style:list-style-name="">
      <style:paragraph-properties fo:margin-left="0.432cm" fo:margin-right="0cm" fo:text-align="start" style:justify-single-word="false" fo:text-indent="-0.432cm" style:auto-text-indent="false" style:snap-to-layout-grid="false">
        <style:tab-stops>
          <style:tab-stop style:position="0.432cm"/>
          <style:tab-stop style:position="0.635cm"/>
        </style:tab-stops>
      </style:paragraph-properties>
      <style:text-properties style:font-name="Tahoma" style:font-name-complex="Tahoma"/>
    </style:style>
    <style:style style:name="P47" style:family="paragraph" style:parent-style-name="Ausbildung" style:list-style-name="">
      <style:paragraph-properties fo:margin-left="0.432cm" fo:margin-right="0cm" fo:text-indent="0cm" style:auto-text-indent="false" style:snap-to-layout-grid="false">
        <style:tab-stops>
          <style:tab-stop style:position="1.067cm"/>
        </style:tab-stops>
      </style:paragraph-properties>
      <style:text-properties style:font-name="Tahoma" style:font-name-complex="Tahoma"/>
    </style:style>
    <style:style style:name="P48" style:family="paragraph" style:parent-style-name="Berufsbezeichnung">
      <style:paragraph-properties style:snap-to-layout-grid="false"/>
      <style:text-properties style:font-name="Tahoma" style:font-name-complex="Tahoma"/>
    </style:style>
    <style:style style:name="P49" style:family="paragraph" style:parent-style-name="Berufsbezeichnung">
      <style:paragraph-properties style:snap-to-layout-grid="false"/>
      <style:text-properties style:font-name="Tahoma" fo:font-weight="bold" style:font-weight-asian="bold" style:font-name-complex="Tahoma" style:font-weight-complex="bold"/>
    </style:style>
    <style:style style:name="P50" style:family="paragraph" style:parent-style-name="Angestrebte_20_Tätigkeit">
      <style:paragraph-properties style:snap-to-layout-grid="false"/>
      <style:text-properties style:font-name="Tahoma" fo:language="en" fo:country="US" style:font-name-complex="Tahoma"/>
    </style:style>
    <style:style style:name="P51" style:family="paragraph" style:parent-style-name="Dokumentbeschriftung" style:list-style-name="">
      <style:paragraph-properties fo:text-align="center" style:justify-single-word="false"/>
      <style:text-properties style:font-name="Tahoma" fo:letter-spacing="0.035cm" fo:font-weight="bold" style:letter-kerning="true" style:font-weight-asian="bold" style:font-name-complex="Tahoma" style:font-weight-complex="bold"/>
    </style:style>
    <style:style style:name="P52" style:family="paragraph" style:parent-style-name="Dokumentbeschriftung" style:list-style-name="">
      <style:paragraph-properties fo:text-align="center" style:justify-single-word="false"/>
      <style:text-properties style:font-name="Tahoma" fo:font-size="18pt" fo:letter-spacing="0.035cm" style:letter-kerning="true" style:font-size-asian="18pt" style:font-name-complex="Tahoma"/>
    </style:style>
    <style:style style:name="P53" style:family="paragraph" style:parent-style-name="Dokumentbeschriftung" style:list-style-name="">
      <style:paragraph-properties fo:text-align="center" style:justify-single-word="false"/>
      <style:text-properties style:font-name="Tahoma" fo:font-size="12pt" fo:letter-spacing="normal" style:letter-kerning="true" style:font-size-asian="12pt" style:font-name-complex="Tahoma" style:font-size-complex="12pt"/>
    </style:style>
    <style:style style:name="P54" style:family="paragraph" style:parent-style-name="Schule_2f_Universität">
      <style:text-properties style:font-name="Tahoma" style:font-name-complex="Tahoma"/>
    </style:style>
    <style:style style:name="P55" style:family="paragraph" style:parent-style-name="Schule_2f_Universität">
      <style:text-properties style:font-name="Tahoma" officeooo:paragraph-rsid="0020a949" style:font-name-complex="Tahoma"/>
    </style:style>
    <style:style style:name="P56" style:family="paragraph" style:parent-style-name="Schule_2f_Universität" style:list-style-name="L1">
      <style:text-properties style:font-name="Tahoma" officeooo:paragraph-rsid="0020a949" style:font-name-complex="Tahoma"/>
    </style:style>
    <style:style style:name="P57" style:family="paragraph" style:parent-style-name="Schule_2f_Universität">
      <style:text-properties style:font-name="Tahoma" officeooo:paragraph-rsid="001e2bb1" style:font-name-complex="Tahoma"/>
    </style:style>
    <style:style style:name="P58" style:family="paragraph" style:parent-style-name="Schule_2f_Universität" style:list-style-name="L2">
      <style:text-properties style:font-name="Tahoma" officeooo:paragraph-rsid="001e2bb1" style:font-name-complex="Tahoma"/>
    </style:style>
    <style:style style:name="P59" style:family="paragraph" style:parent-style-name="Schule_2f_Universität" style:list-style-name="L5">
      <style:text-properties style:font-name="Tahoma" officeooo:paragraph-rsid="0020a949" style:font-name-complex="Tahoma"/>
    </style:style>
    <style:style style:name="P60" style:family="paragraph" style:parent-style-name="Titel_20_Abschnitt">
      <style:paragraph-properties style:snap-to-layout-grid="false"/>
      <style:text-properties style:font-name="Tahoma" fo:font-weight="bold" officeooo:paragraph-rsid="0022b199" style:font-weight-asian="bold" style:font-name-complex="Tahoma" style:font-weight-complex="bold"/>
    </style:style>
    <style:style style:name="T1" style:family="text">
      <style:text-properties style:font-name="Tahoma" style:font-name-complex="Tahoma"/>
    </style:style>
    <style:style style:name="T2" style:family="text">
      <style:text-properties style:font-name="Tahoma" fo:font-size="11pt" fo:font-weight="bold" style:font-size-asian="11pt" style:font-weight-asian="bold" style:font-name-complex="Tahoma" style:font-size-complex="11pt" style:font-weight-complex="bold"/>
    </style:style>
    <style:style style:name="T3" style:family="text">
      <style:text-properties style:font-name="Tahoma" fo:language="en" fo:country="GB" style:font-name-complex="Tahoma"/>
    </style:style>
    <style:style style:name="T4" style:family="text">
      <style:text-properties style:font-name="Tahoma" fo:language="en" fo:country="GB" officeooo:rsid="001c2352" style:font-name-complex="Tahoma"/>
    </style:style>
    <style:style style:name="T5" style:family="text">
      <style:text-properties style:font-name="Tahoma" fo:letter-spacing="normal" style:font-name-complex="Tahoma"/>
    </style:style>
    <style:style style:name="T6" style:family="text">
      <style:text-properties style:font-name="Tahoma" fo:letter-spacing="normal" officeooo:rsid="001cb6f7" style:font-name-complex="Tahoma"/>
    </style:style>
    <style:style style:name="T7" style:family="text">
      <style:text-properties officeooo:rsid="001cb6f7"/>
    </style:style>
    <style:style style:name="T8" style:family="text">
      <style:text-properties officeooo:rsid="00215a02"/>
    </style:style>
    <style:style style:name="T9" style:family="text">
      <style:text-properties officeooo:rsid="00223742"/>
    </style:style>
    <style:style style:name="T10" style:family="text">
      <style:text-properties officeooo:rsid="0022b1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3"/>
      <text:p text:style-name="P13"/>
      <text:p text:style-name="P13"/>
      <text:p text:style-name="P13"/>
      <text:p text:style-name="P13"/>
      <text:p text:style-name="P13"/>
      <text:h text:style-name="P51" text:outline-level="1">Freiberuflicher IT Berater</text:h>
      <text:p text:style-name="P16"/>
      <text:p text:style-name="P17"/>
      <text:h text:style-name="P52" text:outline-level="1">Dipl. Informatiker André Winkler</text:h>
      <text:p text:style-name="P8"/>
      <text:p text:style-name="P1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/>
      <text:p text:style-name="P12"/>
      <text:p text:style-name="P12"/>
      <text:p text:style-name="P15"/>
      <text:h text:style-name="P23" text:outline-level="1">Festnetz: 040 - 76 75 16 24</text:h>
      <text:p text:style-name="P19"/>
      <text:h text:style-name="P53" text:outline-level="1">Mobil: 0176 - 48 57 90 88</text:h>
      <text:h text:style-name="P53" text:outline-level="1">Email: mail@andre-winkler.de</text:h>
      <text:h text:style-name="P24" text:outline-level="1">Anschrift: Mensingstr 29a, 21079 Hamburg<text:line-break/></text:h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3">ANDRE WINKLER<text:line-break/>Freiberuflicher IT Berater</text:p>
            <text:p text:style-name="Text_20_body"><text:a xlink:type="simple" xlink:href="http://www.andre-winkler.de/" text:style-name="Internet_20_link" text:visited-style-name="Visited_20_Internet_20_Link"><text:span text:style-name="Internet_20_link"><text:span text:style-name="T1">http://www.andre-winkler.de</text:span></text:span></text:a><text:span text:style-name="T1"><text:line-break/></text:span><text:span text:style-name="T2"><text:line-break/>Umsatzsteuernummer: DE274066804</text:span></text:p>
          </table:table-cell>
        </table:table-row>
        <table:table-row table:style-name="Tabelle1.1">
          <table:table-cell table:style-name="Tabelle1.A1" office:value-type="string">
            <text:p text:style-name="P10">Persönliche Daten</text:p>
          </table:table-cell>
          <table:table-cell table:style-name="Tabelle1.A1" office:value-type="string">
            <text:p text:style-name="P5">Geburtsdatum: 24.03.1971 in Essen</text:p>
            <text:p text:style-name="P21">Familienstand: verheiratet, 3 Kinder</text:p>
            <text:p text:style-name="P21">Staatsangehörigkeit: deutsch</text:p>
          </table:table-cell>
        </table:table-row>
        <table:table-row table:style-name="Tabelle1.3">
          <table:table-cell table:style-name="Tabelle1.A1" office:value-type="string">
            <text:p text:style-name="P10">Fachlicher Schwerpunkt</text:p>
          </table:table-cell>
          <table:table-cell table:style-name="Tabelle1.A1" office:value-type="string">
            <text:p text:style-name="P5">Oracle, Java, JEE.</text:p>
            <text:p text:style-name="P4">Entwurf und Design von individuellen Software Lösungen.</text:p>
          </table:table-cell>
        </table:table-row>
        <table:table-row table:style-name="Tabelle1.3">
          <table:table-cell table:style-name="Tabelle1.A1" office:value-type="string">
            <text:p text:style-name="P10">Ausbildung und Zertifikate</text:p>
          </table:table-cell>
          <table:table-cell table:style-name="Tabelle1.A1" office:value-type="string">
            <text:p text:style-name="P50">Diplom Informatiker, Abschluss 1998<text:line-break/>Java Certified Programmer<text:line-break/>Java Certified Developer<text:line-break/>Oracle Certified Master, Java EE 5 Enterprise Architect certification</text:p>
          </table:table-cell>
        </table:table-row>
        <table:table-row table:style-name="Tabelle1.3">
          <table:table-cell table:style-name="Tabelle1.A1" office:value-type="string">
            <text:p text:style-name="P10">Fremdsprachen</text:p>
          </table:table-cell>
          <table:table-cell table:style-name="Tabelle1.A1" office:value-type="string">
            <text:p text:style-name="P5">Deutsch (Muttersprache), Englisch (Fließend)</text:p>
          </table:table-cell>
        </table:table-row>
        <table:table-row table:style-name="Tabelle1.3">
          <table:table-cell table:style-name="Tabelle1.A1" office:value-type="string">
            <text:p text:style-name="P10">Programmiersprachen</text:p>
          </table:table-cell>
          <table:table-cell table:style-name="Tabelle1.A1" office:value-type="string">
            <text:p text:style-name="P5">Java, SQL, PL/SQL, Javascript, Groovy (sehr gute Kenntnisse)<text:line-break/>C++ (gute Kenntnisse), Python, Scala, Ruby (Interesse)</text:p>
          </table:table-cell>
        </table:table-row>
        <table:table-row table:style-name="Tabelle1.3">
          <table:table-cell table:style-name="Tabelle1.A1" office:value-type="string">
            <text:p text:style-name="P10">Datenbanken</text:p>
          </table:table-cell>
          <table:table-cell table:style-name="Tabelle1.A1" office:value-type="string">
            <text:p text:style-name="P5">Oracle, MySQL</text:p>
          </table:table-cell>
        </table:table-row>
        <table:table-row table:style-name="Tabelle1.3">
          <table:table-cell table:style-name="Tabelle1.A1" office:value-type="string">
            <text:p text:style-name="P10">Applikationsserver</text:p>
          </table:table-cell>
          <table:table-cell table:style-name="Tabelle1.A1" office:value-type="string">
            <text:p text:style-name="P50">Tomcat, Websphere, Jetty, JBOSS</text:p>
          </table:table-cell>
        </table:table-row>
        <table:table-row table:style-name="Tabelle1.3">
          <table:table-cell table:style-name="Tabelle1.A1" office:value-type="string">
            <text:p text:style-name="P11">Produkte, Standards und Erfahrungen</text:p>
          </table:table-cell>
          <table:table-cell table:style-name="Tabelle1.A1" office:value-type="string">
            <text:p text:style-name="P2"><text:span text:style-name="T3">UML, TDD, RUP<text:line-break/><text:line-break/>Eclipse, Netbeans, <text:s/>IBM Rational Application Developer, Sparx EA, SQL*Developer<text:line-break/><text:line-break/>JEE, HTML, XML, JSON, HTTP, RMI, SOAP, SoapUI, RESTful, SSL<text:line-break/><text:line-break/>Maven, Ant, Gant, </text:span><text:span text:style-name="T4">Jenkins, Gradle</text:span><text:span text:style-name="T3"><text:line-break/><text:line-break/>Spring, Hibernate, JDO, JPA<text:line-break/><text:line-break/></text:span><text:span text:style-name="T4">Git, </text:span><text:span text:style-name="T3">Subversion, CVS, ClearCase, TFS, Harvest</text:span></text:p>
          </table:table-cell>
        </table:table-row>
        <table:table-row table:style-name="Tabelle1.3">
          <table:table-cell table:style-name="Tabelle1.A1" office:value-type="string">
            <text:p text:style-name="P10">Branchen</text:p>
          </table:table-cell>
          <table:table-cell table:style-name="Tabelle1.A1" office:value-type="string">
            <text:p text:style-name="P5">Bank- und Finanzinstitute, Telekommunikation/Mobilfunk, Maschinenbau</text:p>
          </table:table-cell>
        </table:table-row>
        <table:table-row table:style-name="Tabelle1.3">
          <table:table-cell table:style-name="Tabelle1.A1" office:value-type="string">
            <text:p text:style-name="P10"><text:bookmark-start text:name="WL_BP__1"/><text:bookmark-end text:name="WL_BP__1"/></text:p>
          </table:table-cell>
          <table:table-cell table:style-name="Tabelle1.A1" office:value-type="string">
            <text:p text:style-name="P7"><text:bookmark-start text:name="WL_BP_14DyVsSeSC"/><text:span text:style-name="T1">2010 – 2015<text:tab/></text:span><text:bookmark-end text:name="WL_BP_14DyVsSeSC"/><text:span text:style-name="T1">andre_winkler_it <text:tab/>21079 Hamburg</text:span></text:p>
          </table:table-cell>
        </table:table-row>
        <text:soft-page-break/>
        <table:table-row table:style-name="Tabelle1.3">
          <table:table-cell table:style-name="Tabelle1.A1" office:value-type="string">
            <text:p text:style-name="P60">Berufserfahrung</text:p>
          </table:table-cell>
          <table:table-cell table:style-name="Tabelle1.A1" office:value-type="string">
            <text:p text:style-name="P48"/>
          </table:table-cell>
        </table:table-row>
        <table:table-row table:style-name="Tabelle1.3">
          <table:table-cell table:style-name="Tabelle1.A1" office:value-type="string">
            <text:p text:style-name="P14"><text:line-break/>01/2014 - <text:span text:style-name="T7">12</text:span>/2015</text:p>
          </table:table-cell>
          <table:table-cell table:style-name="Tabelle1.A1" office:value-type="string">
            <text:p text:style-name="P49">IT Berater</text:p>
            <text:list xml:id="list2060547031235185472" text:style-name="WW8Num18">
              <text:list-item>
                <text:p text:style-name="P44">Anbindung verschiedener Backend-System für die Stammdatenpflege mit<text:span text:style-name="T7">tels</text:span> SOAP.</text:p>
              </text:list-item>
              <text:list-item>
                <text:p text:style-name="P45">Technische Daten: Spring Source Tool Suite, JBOSS, Oracle 11, PL/SQL, SQL*Developer, MQ-Series, Jenkins, SOAP UI</text:p>
              </text:list-item>
            </text:list>
          </table:table-cell>
        </table:table-row>
        <table:table-row table:style-name="Tabelle1.3">
          <table:table-cell table:style-name="Tabelle1.A1" office:value-type="string">
            <text:p text:style-name="P25">10/2012 - 12/2013<text:tab/></text:p>
          </table:table-cell>
          <table:table-cell table:style-name="Tabelle1.A1" office:value-type="string">
            <text:list xml:id="list2493825786147002853" text:style-name="WW8Num12">
              <text:list-item>
                <text:p text:style-name="P30"><text:span text:style-name="T5">Portierung einer Web-Anw</text:span><text:span text:style-name="T6">e</text:span><text:span text:style-name="T5">ndung zur Unterstützung von mobilen Endgeräten (Smart- und Feature Phones). Umstellung der JSP/Servlet UseCases auf JSF 2.x. Bugfixing und Vorfallbearbeitung.</text:span></text:p>
              </text:list-item>
              <text:list-item>
                <text:p text:style-name="P31">Technische Daten: JSP, Servlet, Spring, JSF, Hibernate, JBoss, Eclipse, Hudson</text:p>
              </text:list-item>
            </text:list>
          </table:table-cell>
        </table:table-row>
        <table:table-row table:style-name="Tabelle1.3">
          <table:table-cell table:style-name="Tabelle1.A1" office:value-type="string">
            <text:p text:style-name="P14">01/2011 – 09/2011</text:p>
          </table:table-cell>
          <table:table-cell table:style-name="Tabelle1.A1" office:value-type="string">
            <text:list xml:id="list155627690020543" text:continue-numbering="true" text:style-name="WW8Num12">
              <text:list-item>
                <text:p text:style-name="P31">OMTOS ist das elektronische Bietungsverfahren für Offenmarktgeschäfte im Euroraum. IPS das Verwaltungssystem für Pfandkonten. Die Anwendung KEV dient der Einreichung und Verwaltung von Kreditforderungen als Sicherheiten für Notenbankkredite. Redesign/Refactoring einzelner Komponenten, Reportgenerierung, Performance-Optimierung, Überarbeitung einzelner Schnittstellen zu Fremdsystemen. Einführung von Unit- und Komponententests.</text:p>
              </text:list-item>
              <text:list-item>
                <text:p text:style-name="P32">Technische Daten: Oracle, PL/SQL, Java, Spring, Hibernate, Rational Application Developer 7, MQ Series, Subversion</text:p>
              </text:list-item>
            </text:list>
          </table:table-cell>
        </table:table-row>
        <table:table-row table:style-name="Tabelle1.3">
          <table:table-cell table:style-name="Tabelle1.A1" office:value-type="string">
            <text:p text:style-name="P14">11/2010 – 12/2010<text:line-break/>Bank</text:p>
          </table:table-cell>
          <table:table-cell table:style-name="Tabelle1.A1" office:value-type="string">
            <text:list xml:id="list155627434370124" text:continue-numbering="true" text:style-name="WW8Num12">
              <text:list-item>
                <text:p text:style-name="P34">RMS – Wartung und Schulung</text:p>
              </text:list-item>
              <text:list-item>
                <text:p text:style-name="P43">Technische Daten: Oracle, PL/SQL., Java, Groovy, SQL*Developer, SQL*Plus. TFS</text:p>
              </text:list-item>
              <text:list-item>
                <text:p text:style-name="P33">Übergabe der RMS Anwendung an die interne IT der Bank. Betreuung der Wartungsphase. Lösung für Performance Verbesserungen in der Datenbank.</text:p>
              </text:list-item>
              <text:list-item>
                <text:p text:style-name="P33">Sonstiges: Verteiltes Entwicklerteam in Hamburg, Frankfurt und Prag.</text:p>
              </text:list-item>
            </text:list>
          </table:table-cell>
        </table:table-row>
        <table:table-row table:style-name="Tabelle1.3"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49">2002 – 2010<text:tab/>CSC <text:tab/>22085 Hamburg</text:p>
          </table:table-cell>
        </table:table-row>
        <table:table-row table:style-name="Tabelle1.3">
          <table:table-cell table:style-name="Tabelle1.A1" office:value-type="string">
            <text:p text:style-name="P28"/>
          </table:table-cell>
          <table:table-cell table:style-name="Tabelle1.A1" office:value-type="string">
            <text:p text:style-name="P49"><text:span text:style-name="T10">IT</text:span>-Berater</text:p>
          </table:table-cell>
        </table:table-row>
        <table:table-row table:style-name="Tabelle1.3">
          <table:table-cell table:style-name="Tabelle1.A1" office:value-type="string">
            <text:p text:style-name="P14">12/2008 – 10/2010<text:line-break/>Bank</text:p>
          </table:table-cell>
          <table:table-cell table:style-name="Tabelle1.A1" office:value-type="string">
            <text:list xml:id="list155627935076169" text:continue-numbering="true" text:style-name="WW8Num12">
              <text:list-item>
                <text:p text:style-name="P34">RMS – Architektur und Entwicklung</text:p>
              </text:list-item>
              <text:list-item>
                <text:p text:style-name="P27">Client Profile Erstellung. Anhand <text:span text:style-name="T9">von </text:span>Geschäftsdaten wird ein zeitliches Profil über die Erträge und Kosten eines Kundenberaters erstellt. Die Online Anwendung ist mit Hilfe von Java/JSF entwickelt. Die fachliche Verarbeitung erfolgt in der Datenbank (Oracle, PL/SQL). Die Abnahmetests führt die Fachabteilung in einem separaten Testlabor durch. Die Tests werden in Excel formuliert und automatisiert in das Testlabor übernommen.</text:p>
              </text:list-item>
              <text:list-item>
                <text:p text:style-name="P43">Technische Daten: Websphere, Oracle, PL/SQL, Java 5/6, EJB, JSF, JUnit, IBM Rational Application Developer. SQL*Developer. SQL*Plus. TFS.</text:p>
              </text:list-item>
              <text:list-item>
                <text:p text:style-name="P33">Automatisiertes Testlabor für die Abnahmetests der Fachabteilung.</text:p>
              </text:list-item>
              <text:list-item>
                <text:p text:style-name="P33">Sonstiges: Verteiltes Entwicklerteam in Hamburg, Frankfurt und Prag.</text:p>
              </text:list-item>
            </text:list>
          </table:table-cell>
        </table:table-row>
        <table:table-row table:style-name="Tabelle1.3">
          <table:table-cell table:style-name="Tabelle1.A1" office:value-type="string">
            <text:p text:style-name="P14">09/2007 – 12/2008<text:line-break/>Bank</text:p>
          </table:table-cell>
          <table:table-cell table:style-name="Tabelle1.A1" office:value-type="string">
            <text:list xml:id="list155628198453492" text:continue-numbering="true" text:style-name="WW8Num12">
              <text:list-item>
                <text:p text:style-name="P34">IFRS – Risikovorsorge – Entwicklung</text:p>
              </text:list-item>
              <text:list-item>
                <text:p text:style-name="P33">Implementierung eines Data Warehouse mit einer Aggregation aller Kundengeschäfte. Anhand dieser Daten ermittelt sich nach IFRS die Kreditrisikovorsorge der Bank. Zur Steuerung dient eine Web-Anwendung (Java/JSF).</text:p>
              </text:list-item>
              <text:list-item>
                <text:p text:style-name="P43">Technische Daten: Oracle, PL/SQL, Unix, Shell Skript, SQL*Developer, ClearCase, Hibernate, Spring, Maven, JUnit.</text:p>
              </text:list-item>
              <text:list-item>
                <text:p text:style-name="P33">Sonstiges: Teamgröße ~30 Personen.</text:p>
              </text:list-item>
            </text:list>
          </table:table-cell>
        </table:table-row>
        <table:table-row table:style-name="Tabelle1.3">
          <table:table-cell table:style-name="Tabelle1.A1" office:value-type="string">
            <text:p text:style-name="P14">01/2007 – 07/2007<text:line-break/><text:soft-page-break/>Energieversorger</text:p>
          </table:table-cell>
          <table:table-cell table:style-name="Tabelle1.A1" office:value-type="string">
            <text:list xml:id="list155626287257233" text:continue-numbering="true" text:style-name="WW8Num12">
              <text:list-item>
                <text:p text:style-name="P34">SLA – Manager. Architektur und Entwicklung.<text:soft-page-break/></text:p>
              </text:list-item>
              <text:list-item>
                <text:p text:style-name="P33">Neuentwicklung einer internen Web-Anwendung zur Pflege von SLA (Service Level Agreements).</text:p>
              </text:list-item>
              <text:list-item>
                <text:p text:style-name="P33">Technische Daten: Java, Eclipse, Swing (JGoodies), Ant, MS-SQLServer, Hessian Burlap Webservice, Spring, Hibernate, JUnit, SVN.</text:p>
              </text:list-item>
            </text:list>
          </table:table-cell>
        </table:table-row>
        <table:table-row table:style-name="Tabelle1.3">
          <table:table-cell table:style-name="Tabelle1.A1" office:value-type="string">
            <text:p text:style-name="P14">01/2005 – 12/2006<text:line-break/>Telekommunikation</text:p>
          </table:table-cell>
          <table:table-cell table:style-name="Tabelle1.A1" office:value-type="string">
            <text:list xml:id="list155627561851017" text:continue-numbering="true" text:style-name="WW8Num12">
              <text:list-item>
                <text:p text:style-name="P34">PLAMI. Architektur und Entwicklung.</text:p>
              </text:list-item>
              <text:list-item>
                <text:p text:style-name="P33">Neuentwicklung der Planungssoftware für die Antennenverwaltung im Mobilfunkbereich.</text:p>
              </text:list-item>
              <text:list-item>
                <text:p text:style-name="P33">Technische Daten: Java, Eclipse, Swing, JDO, Ant, Sybase, JUnit., SVN.</text:p>
              </text:list-item>
            </text:list>
          </table:table-cell>
        </table:table-row>
        <table:table-row table:style-name="Tabelle1.3">
          <table:table-cell table:style-name="Tabelle1.A1" office:value-type="string">
            <text:p text:style-name="P14">07/2004 – 12/2004<text:line-break/>Behörde</text:p>
          </table:table-cell>
          <table:table-cell table:style-name="Tabelle1.A1" office:value-type="string">
            <text:list xml:id="list155627176682065" text:continue-numbering="true" text:style-name="WW8Num12">
              <text:list-item>
                <text:p text:style-name="P34">LDAP Synchronisation.</text:p>
              </text:list-item>
              <text:list-item>
                <text:p text:style-name="P33">Anbindung einer Online-Anwendung einer Behörde an die IT-Sicherheitsstrukturen.</text:p>
              </text:list-item>
              <text:list-item>
                <text:p text:style-name="P43">Technische Daten: Java, Ant, Tomcat, Struts, Open LDAP, Active Directory, Visual Source Safe, JUnit.</text:p>
              </text:list-item>
            </text:list>
          </table:table-cell>
        </table:table-row>
        <table:table-row table:style-name="Tabelle1.3">
          <table:table-cell table:style-name="Tabelle1.A1" office:value-type="string">
            <text:p text:style-name="P14">11/2003 – 10/2010<text:line-break/>Versicherung</text:p>
          </table:table-cell>
          <table:table-cell table:style-name="Tabelle1.A1" office:value-type="string">
            <text:list xml:id="list155626338229717" text:continue-numbering="true" text:style-name="WW8Num12">
              <text:list-item>
                <text:p text:style-name="P35">Angebotskalkulator. Wartung und Pflege.</text:p>
              </text:list-item>
              <text:list-item>
                <text:p text:style-name="P35">Pflege und Wartung einer Online Anwendung zur Angebotserstellung von Versicherungen. Absicherung der Anwendung mit SSL und Maßnahmen gegen XSS Angriffe.</text:p>
              </text:list-item>
              <text:list-item>
                <text:p text:style-name="P35">Technische Daten: Java, J2EE, JSP, EJB, Struts, Ant, Websphere, Eclipse, Oracle, JUnit.</text:p>
              </text:list-item>
            </text:list>
          </table:table-cell>
        </table:table-row>
        <table:table-row table:style-name="Tabelle1.3">
          <table:table-cell table:style-name="Tabelle1.A1" office:value-type="string">
            <text:p text:style-name="P14">01/2002 – 06/2003<text:line-break/>Bank</text:p>
          </table:table-cell>
          <table:table-cell table:style-name="Tabelle1.A1" office:value-type="string">
            <text:list xml:id="list155628069538890" text:continue-numbering="true" text:style-name="WW8Num12">
              <text:list-item>
                <text:p text:style-name="P35">IPS – Integriertes Pfandkontensystem. Architektur und Entwicklung.</text:p>
              </text:list-item>
              <text:list-item>
                <text:p text:style-name="P35">Ablösung der Host-Komponente mit J2EE.</text:p>
              </text:list-item>
              <text:list-item>
                <text:p text:style-name="P35">Technische Daten: Java 1.3, JSP, EJB 1.0, Eclipse 1.0, Netbeans, Oracle, JUnit.</text:p>
              </text:list-item>
              <text:list-item>
                <text:p text:style-name="P35">Sonstiges: Umschulung der internen Mitarbeiter von Cobol nach Java.</text:p>
              </text:list-item>
            </text:list>
            <text:p text:style-name="P46"/>
          </table:table-cell>
        </table:table-row>
        <table:table-row table:style-name="Tabelle1.3"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49">1999<text:bookmark-start text:name="WL_BP_14DyVsSeSC1"/> – 2001<text:tab/><text:bookmark-end text:name="WL_BP_14DyVsSeSC1"/>ServiceXpert <text:tab/>21079 Hamburg</text:p>
          </table:table-cell>
        </table:table-row>
        <table:table-row table:style-name="Tabelle1.3">
          <table:table-cell table:style-name="Tabelle1.A1" office:value-type="string">
            <text:p text:style-name="P28"/>
          </table:table-cell>
          <table:table-cell table:style-name="Tabelle1.A1" office:value-type="string">
            <text:p text:style-name="P49">Software Entwickler</text:p>
          </table:table-cell>
        </table:table-row>
        <table:table-row table:style-name="Tabelle1.3">
          <table:table-cell table:style-name="Tabelle1.A1" office:value-type="string">
            <text:p text:style-name="P14">03/1999 – 12/2001<text:line-break/>Maschinenbau</text:p>
          </table:table-cell>
          <table:table-cell table:style-name="Tabelle1.A1" office:value-type="string">
            <text:list xml:id="list7750638099485319812" text:style-name="WW8Num13">
              <text:list-item>
                <text:p text:style-name="P37">Diagnosesystem für den Maschinenbau. Entwicklung.</text:p>
              </text:list-item>
              <text:list-item>
                <text:p text:style-name="P36">Fehlerbaum basiertes Diagnose-Tool.</text:p>
              </text:list-item>
              <text:list-item>
                <text:p text:style-name="P36">Technische Daten: Visual C++ 6.0, MFC, COM, Continuus, Rational Rose, XML als Datenbasis.</text:p>
              </text:list-item>
            </text:list>
          </table:table-cell>
        </table:table-row>
        <table:table-row table:style-name="Tabelle1.3">
          <table:table-cell table:style-name="Tabelle1.A1" office:value-type="string">
            <text:p text:style-name="P14">12/1999 – 12/2001<text:line-break/>Maschinenbau</text:p>
          </table:table-cell>
          <table:table-cell table:style-name="Tabelle1.A1" office:value-type="string">
            <text:list xml:id="list4760634543144340169" text:style-name="WW8Num14">
              <text:list-item>
                <text:p text:style-name="P39"><text:span text:style-name="T8">Elektronischer </text:span>Ersatzteilkatalog.</text:p>
              </text:list-item>
              <text:list-item>
                <text:p text:style-name="P38">Web basierter Ersatzteilkatalog zur Lagerübersicht und für das Bestellwesen.</text:p>
              </text:list-item>
              <text:list-item>
                <text:p text:style-name="P38">J2EE, JSP, <text:span text:style-name="T8">Servlet, </text:span>Netbeans bzw. Forte.</text:p>
              </text:list-item>
            </text:list>
          </table:table-cell>
        </table:table-row>
        <table:table-row table:style-name="Tabelle1.3">
          <table:table-cell table:style-name="Tabelle1.A1" office:value-type="string">
            <text:p text:style-name="P14">12/1999 – 12/2001<text:line-break/>Maschinenbau</text:p>
          </table:table-cell>
          <table:table-cell table:style-name="Tabelle1.A1" office:value-type="string">
            <text:list xml:id="list437382220881271308" text:style-name="WW8Num15">
              <text:list-item>
                <text:p text:style-name="P40"><text:span text:style-name="T8">Oracle </text:span>Vorort-Administration<text:span text:style-name="T8">s-Support.</text:span></text:p>
              </text:list-item>
            </text:list>
          </table:table-cell>
        </table:table-row>
      </table:table>
      <text:p text:style-name="P20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0">Ausbildung</text:p>
          </table:table-cell>
          <table:table-cell table:style-name="Tabelle2.A1" office:value-type="string">
            <text:p text:style-name="P47"/>
          </table:table-cell>
        </table:table-row>
        <table:table-row table:style-name="Tabelle2.1">
          <table:table-cell table:style-name="Tabelle2.A1" office:value-type="string">
            <text:p text:style-name="P10"><text:bookmark text:name="WL_BP__2"/></text:p>
          </table:table-cell>
          <table:table-cell table:style-name="Tabelle2.A1" office:value-type="string">
            <text:p text:style-name="P55">1981-1990</text:p>
            <text:list xml:id="list2738946634219235342" text:style-name="L1">
              <text:list-item>
                <text:p text:style-name="P56">Gymnasium Essen Nord-Ost<text:tab/></text:p>
              </text:list-item>
            </text:list>
            <text:p text:style-name="P57">1990-1991</text:p>
            <text:list xml:id="list4777263485913422162" text:style-name="L2">
              <text:list-item>
                <text:p text:style-name="P58">Grundwehrdienst</text:p>
              </text:list-item>
            </text:list>
            <text:p text:style-name="P54">1991-1994 Grundstudium</text:p>
            <text:list xml:id="list8958133001643893970" text:style-name="L3">
              <text:list-item>
                <text:p text:style-name="P41">Informatik mit Nebenfach Wirtschaftswissenschaften.</text:p>
              </text:list-item>
            </text:list>
            <text:p text:style-name="P57">1994-1998 Hauptstudium</text:p>
            <text:list xml:id="list2099187122380000310" text:style-name="L4">
              <text:list-item>
                <text:p text:style-name="P42">Informatik mit Nebenfach Fertigungswirtschaft.</text:p>
              </text:list-item>
            </text:list>
            <text:p text:style-name="P55">1998 Diplomarbeit</text:p>
            <text:list xml:id="list8130013144874888976" text:style-name="L5">
              <text:list-item>
                <text:p text:style-name="P59">Java Anwendung zur Verwaltung von Latex Bibliotheksverweisen. Technik: AWT Oberfläche mit Oracle Datenbank als Backend und Möglichkeit für ein Peer-to-Peer Netzwerk. </text:p>
              </text:list-item>
            </text:list>
          </table:table-cell>
        </table:table-row>
      </table:table>
      <text:p text:style-name="P12"><text:bookmark text:name="WL_BP__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0pt" fo:language="de" fo:country="DE" style:letter-kerning="tru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88cm" loext:contextual-spacing="false" style:line-height-at-least="0.388cm" fo:text-align="justify" style:justify-single-word="false"/>
      <style:text-properties fo:letter-spacing="-0.009cm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Basis-Kopf" style:family="paragraph" style:parent-style-name="Text_20_body" style:next-style-name="Text_20_body">
      <style:paragraph-properties fo:margin-top="0cm" fo:margin-bottom="0cm" loext:contextual-spacing="false" fo:keep-together="always" fo:keep-with-next="always"/>
      <style:text-properties fo:font-size="9pt" fo:letter-spacing="-0.007cm" style:font-size-asian="9pt"/>
    </style:style>
    <style:style style:name="Heading_20_1" style:display-name="Heading 1" style:family="paragraph" style:parent-style-name="Basis-Kopf" style:next-style-name="Text_20_body" style:default-outline-level="1" style:class="text">
      <style:paragraph-properties fo:margin-left="-3.81cm" fo:margin-right="0cm" fo:margin-top="0.388cm" fo:margin-bottom="0.388cm" loext:contextual-spacing="false" fo:text-align="start" style:justify-single-word="false" fo:text-indent="0cm" style:auto-text-indent="false"/>
      <style:text-properties style:font-name="Arial Black" fo:font-family="'Arial Black'" style:font-family-generic="swiss" style:font-pitch="variable" fo:font-size="10pt" style:letter-kerning="true" style:font-size-asian="10pt" style:font-name-complex="Arial Black" style:font-family-complex="'Arial Black'" style:font-family-generic-complex="swiss" style:font-pitch-complex="variable"/>
    </style:style>
    <style:style style:name="Heading_20_2" style:display-name="Heading 2" style:family="paragraph" style:parent-style-name="Basis-Kopf" style:next-style-name="Text_20_body" style:default-outline-level="2" style:class="text">
      <style:paragraph-properties fo:margin-top="0cm" fo:margin-bottom="0.388cm" loext:contextual-spacing="false" fo:text-align="start" style:justify-single-word="false"/>
      <style:text-properties style:font-name="Arial Black" fo:font-family="'Arial Black'" style:font-family-generic="swiss" style:font-pitch="variable" fo:font-size="10pt" style:font-size-asian="10pt" style:font-name-complex="Arial Black" style:font-family-complex="'Arial Black'" style:font-family-generic-complex="swiss" style:font-pitch-complex="variable"/>
    </style:style>
    <style:style style:name="Heading_20_3" style:display-name="Heading 3" style:family="paragraph" style:parent-style-name="Basis-Kopf" style:next-style-name="Text_20_body" style:default-outline-level="3" style:class="text">
      <style:paragraph-properties fo:margin-top="0cm" fo:margin-bottom="0.388cm" loext:contextual-spacing="false" fo:text-align="start" style:justify-single-word="false"/>
      <style:text-properties fo:font-size="10pt" fo:letter-spacing="-0.004cm" fo:font-style="italic" style:font-size-asian="10pt" style:font-style-asian="italic"/>
    </style:style>
    <style:style style:name="Heading_20_4" style:display-name="Heading 4" style:family="paragraph" style:parent-style-name="Basis-Kopf" style:next-style-name="Text_20_body" style:default-outline-level="4" style:class="text">
      <style:paragraph-properties fo:text-align="start" style:justify-single-word="false"/>
      <style:text-properties style:font-name="Arial Black" fo:font-family="'Arial Black'" style:font-family-generic="swiss" style:font-pitch="variable" fo:font-size="10pt" style:font-size-asian="10pt" style:font-name-complex="Arial Black" style:font-family-complex="'Arial Black'" style:font-family-generic-complex="swiss" style:font-pitch-complex="variable"/>
    </style:style>
    <style:style style:name="Heading_20_5" style:display-name="Heading 5" style:family="paragraph" style:parent-style-name="Basis-Kopf" style:next-style-name="Text_20_body" style:default-outline-level="5" style:class="text">
      <style:paragraph-properties fo:margin-top="0cm" fo:margin-bottom="0.388cm" loext:contextual-spacing="false" fo:text-align="start" style:justify-single-word="false"/>
      <style:text-properties style:font-name="Arial Black" fo:font-family="'Arial Black'" style:font-family-generic="swiss" style:font-pitch="variable" fo:font-size="8pt" style:font-size-asian="8pt" style:font-name-complex="Arial Black" style:font-family-complex="'Arial Black'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text-align="justify" style:justify-single-word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Beschriftung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Beschriftung1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1.27cm" fo:margin-right="0cm" fo:text-indent="0cm" style:auto-text-indent="false"/>
    </style:style>
    <style:style style:name="Grußformel1" style:family="paragraph" style:parent-style-name="Standard">
      <style:paragraph-properties fo:margin-left="7.62cm" fo:margin-right="0cm" fo:text-indent="0cm" style:auto-text-indent="false"/>
    </style:style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Basis-Kopfzeile" style:family="paragraph" style:parent-style-name="Standard">
      <style:paragraph-properties fo:text-align="justify" style:justify-single-word="false"/>
    </style:style>
    <style:style style:name="Header" style:family="paragraph" style:parent-style-name="Basis-Kopfzeile" style:class="extra">
      <style:paragraph-properties fo:margin-left="-3.81cm" fo:margin-right="0cm" style:line-height-at-least="0.388cm" fo:text-indent="0cm" style:auto-text-indent="false"/>
    </style:style>
    <style:style style:name="Footer" style:family="paragraph" style:parent-style-name="Basis-Kopfzeile" style:class="extra">
      <style:paragraph-properties fo:margin-left="-3.81cm" fo:margin-right="0cm" style:line-height-at-least="0.388cm" fo:text-indent="0cm" style:auto-text-indent="false">
        <style:tab-stops>
          <style:tab-stop style:position="15.875cm" style:type="right"/>
        </style:tab-stops>
      </style:paragraph-properties>
      <style:text-properties fo:font-size="9pt" fo:font-weight="bold" style:font-size-asian="9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 style:font-family-complex="Arial" style:font-family-generic-complex="swiss" style:font-pitch-complex="variable" style:font-size-complex="12pt"/>
    </style:style>
    <style:style style:name="Sender" style:family="paragraph" style:parent-style-name="Standard" style:class="extra">
      <style:text-properties style:font-name-complex="Arial" style:font-family-complex="Arial" style:font-family-generic-complex="swiss" style:font-pitch-complex="variable"/>
    </style:style>
    <style:style style:name="Endnote" style:family="paragraph" style:parent-style-name="Standard" style:class="extra"/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loext:contextual-spacing="false" fo:text-align="center" style:justify-single-word="false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fo:font-size="12pt" style:font-size-asian="12pt" style:font-name-complex="Arial" style:font-family-complex="Arial" style:font-family-generic-complex="swiss" style:font-pitch-complex="variable" style:font-size-complex="12pt"/>
    </style:style>
    <style:style style:name="Ausbildung" style:family="paragraph" style:parent-style-name="Text_20_body" style:list-style-name="WW8Num18">
      <style:paragraph-properties fo:margin-left="0cm" fo:margin-right="0cm" fo:margin-top="0cm" fo:margin-bottom="0.106cm" loext:contextual-spacing="false" fo:text-indent="0cm" style:auto-text-indent="false"/>
    </style:style>
    <style:style style:name="Adresse_20_1" style:display-name="Adresse 1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PLZ_2f_Ort" style:display-name="PLZ/Ort" style:family="paragraph" style:parent-style-name="Text_20_body" style:next-style-name="Text_20_body">
      <style:paragraph-properties fo:keep-with-next="always"/>
    </style:style>
    <style:style style:name="Firmenname" style:family="paragraph" style:parent-style-name="Standard" style:next-style-name="Standard">
      <style:paragraph-properties fo:margin-top="0.423cm" fo:margin-bottom="0.071cm" loext:contextual-spacing="false" style:line-height-at-least="0.388cm">
        <style:tab-stops>
          <style:tab-stop style:position="3.81cm"/>
          <style:tab-stop style:position="11.43cm" style:type="right"/>
        </style:tab-stops>
      </style:paragraph-properties>
    </style:style>
    <style:style style:name="Firmenname1" style:family="paragraph" style:parent-style-name="Firmenname" style:next-style-name="Standard"/>
    <style:style style:name="Datum1" style:family="paragraph" style:parent-style-name="Text_20_body">
      <style:paragraph-properties fo:keep-with-next="always"/>
    </style:style>
    <style:style style:name="Dokumentbeschriftung" style:family="paragraph" style:parent-style-name="Standard" style:next-style-name="Standard">
      <style:paragraph-properties fo:margin-top="0cm" fo:margin-bottom="0.388cm" loext:contextual-spacing="false" fo:text-align="justify" style:justify-single-word="false"/>
      <style:text-properties fo:font-size="24pt" fo:letter-spacing="-0.035cm" style:font-size-asian="24pt"/>
    </style:style>
    <style:style style:name="Schule_2f_Universität" style:display-name="Schule/Universität" style:family="paragraph" style:parent-style-name="Standard" style:next-style-name="Ausbildung">
      <style:paragraph-properties fo:margin-top="0.423cm" fo:margin-bottom="0.106cm" loext:contextual-spacing="false" style:line-height-at-least="0.388cm">
        <style:tab-stops>
          <style:tab-stop style:position="3.81cm"/>
          <style:tab-stop style:position="11.43cm" style:type="right"/>
        </style:tab-stops>
      </style:paragraph-properties>
    </style:style>
    <style:style style:name="Berufsbezeichnung" style:family="paragraph" style:next-style-name="Ausbildung">
      <style:paragraph-properties fo:margin-top="0cm" fo:margin-bottom="0.106cm" loext:contextual-spacing="false" style:line-height-at-least="0.388cm" fo:orphans="2" fo:widows="2" fo:hyphenation-ladder-count="no-limit"/>
      <style:text-properties style:use-window-font-color="true" style:font-name="Arial Black" fo:font-family="'Arial Black'" style:font-family-generic="swiss" style:font-pitch="variable" fo:font-size="10pt" fo:letter-spacing="-0.018cm" fo:language="de" fo:country="DE" style:letter-kerning="true" style:font-name-asian="Times New Roman" style:font-family-asian="'Times New Roman'" style:font-family-generic-asian="roman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Name" style:family="paragraph" style:parent-style-name="Standard" style:next-style-name="Standard">
      <style:paragraph-properties fo:margin-top="0cm" fo:margin-bottom="0.776cm" loext:contextual-spacing="false" style:line-height-at-least="0.423cm" fo:padding-left="0cm" fo:padding-right="0cm" fo:padding-top="0cm" fo:padding-bottom="0.141cm" fo:border-left="none" fo:border-right="none" fo:border-top="none" fo:border-bottom="0.51pt solid #000000"/>
      <style:text-properties style:font-name="Arial Black" fo:font-family="'Arial Black'" style:font-family-generic="swiss" style:font-pitch="variable" fo:font-size="27pt" fo:letter-spacing="-0.062cm" style:font-size-asian="27pt" style:font-name-complex="Arial Black" style:font-family-complex="'Arial Black'" style:font-family-generic-complex="swiss" style:font-pitch-complex="variable"/>
    </style:style>
    <style:style style:name="Titel_20_Abschnitt" style:display-name="Titel Abschnitt" style:family="paragraph" style:parent-style-name="Standard" style:next-style-name="Standard">
      <style:paragraph-properties fo:margin-top="0.388cm" fo:margin-bottom="0cm" loext:contextual-spacing="false" style:line-height-at-least="0.388cm"/>
      <style:text-properties style:font-name="Arial Black" fo:font-family="'Arial Black'" style:font-family-generic="swiss" style:font-pitch="variable" fo:letter-spacing="-0.018cm" style:font-name-complex="Arial Black" style:font-family-complex="'Arial Black'" style:font-family-generic-complex="swiss" style:font-pitch-complex="variable"/>
    </style:style>
    <style:style style:name="Kein_20_Titel" style:display-name="Kein Titel" style:family="paragraph" style:parent-style-name="Titel_20_Abschnitt"/>
    <style:style style:name="Angestrebte_20_Tätigkeit" style:display-name="Angestrebte Tätigkeit" style:family="paragraph" style:parent-style-name="Standard" style:next-style-name="Text_20_body">
      <style:paragraph-properties fo:margin-top="0.423cm" fo:margin-bottom="0.388cm" loext:contextual-spacing="false" style:line-height-at-least="0.388cm"/>
    </style:style>
    <style:style style:name="Persönliche_20_Daten" style:display-name="Persönliche Daten" style:family="paragraph" style:parent-style-name="Text_20_body">
      <style:paragraph-properties fo:margin-left="-1.905cm" fo:margin-right="1.905cm" fo:margin-top="0cm" fo:margin-bottom="0.212cm" loext:contextual-spacing="false" fo:line-height="0.423cm" fo:text-indent="0cm" style:auto-text-indent="false"/>
      <style:text-properties fo:font-size="11pt" fo:letter-spacing="normal" fo:font-style="italic" style:font-size-asian="11pt" style:font-style-asian="italic"/>
    </style:style>
    <style:style style:name="Persönliche_20_Information" style:display-name="Persönliche Information" style:family="paragraph" style:parent-style-name="Ausbildung" style:next-style-name="Ausbildung">
      <style:paragraph-properties fo:margin-left="0.432cm" fo:margin-right="0cm" fo:margin-top="0.423cm" fo:margin-bottom="0.106cm" loext:contextual-spacing="false" fo:text-indent="-0.432cm" style:auto-text-indent="false"/>
    </style:style>
    <style:style style:name="Unterüberschrift_20_Abschnitt" style:display-name="Unterüberschrift Abschnitt" style:family="paragraph" style:parent-style-name="Titel_20_Abschnitt" style:next-style-name="Standard">
      <style:text-properties fo:letter-spacing="normal" fo:font-weight="bold" style:font-weight-asian="bold"/>
    </style:style>
    <style:style style:name="Abbildungsverzeichnis1" style:family="paragraph" style:parent-style-name="Standard" style:next-style-name="Standard">
      <style:paragraph-properties fo:margin-left="0.706cm" fo:margin-right="0cm" fo:text-indent="-0.706cm" style:auto-text-indent="false"/>
    </style:style>
    <style:style style:name="Anrede1" style:family="paragraph" style:parent-style-name="Standard" style:next-style-name="Standard"/>
    <style:style style:name="Aufzählungszeichen1" style:family="paragraph" style:parent-style-name="Standard" style:list-style-name="WW8Num11">
      <style:paragraph-properties fo:margin-left="0cm" fo:margin-right="0cm" fo:text-indent="0cm" style:auto-text-indent="false"/>
    </style:style>
    <style:style style:name="Aufzählungszeichen_20_21" style:display-name="Aufzählungszeichen 21" style:family="paragraph" style:parent-style-name="Standard" style:list-style-name="WW8Num9">
      <style:paragraph-properties fo:margin-left="0cm" fo:margin-right="0cm" fo:text-indent="0cm" style:auto-text-indent="false"/>
    </style:style>
    <style:style style:name="Aufzählungszeichen_20_31" style:display-name="Aufzählungszeichen 31" style:family="paragraph" style:parent-style-name="Standard" style:list-style-name="WW8Num8">
      <style:paragraph-properties fo:margin-left="0cm" fo:margin-right="0cm" fo:text-indent="0cm" style:auto-text-indent="false"/>
    </style:style>
    <style:style style:name="Aufzählungszeichen_20_41" style:display-name="Aufzählungszeichen 41" style:family="paragraph" style:parent-style-name="Standard" style:list-style-name="WW8Num7">
      <style:paragraph-properties fo:margin-left="0cm" fo:margin-right="0cm" fo:text-indent="0cm" style:auto-text-indent="false"/>
    </style:style>
    <style:style style:name="Aufzählungszeichen_20_51" style:display-name="Aufzählungszeichen 51" style:family="paragraph" style:parent-style-name="Standard" style:list-style-name="WW8Num6">
      <style:paragraph-properties fo:margin-left="0cm" fo:margin-right="0cm" fo:text-indent="0cm" style:auto-text-indent="false"/>
    </style:style>
    <style:style style:name="Blocktext1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Dokumentstruktur1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E-Mail-Signatur" style:family="paragraph" style:parent-style-name="Standard"/>
    <style:style style:name="Fuß_2f_-Endnotenüberschrift1" style:display-name="Fuß/-Endnotenüberschrift1" style:family="paragraph" style:parent-style-name="Standard" style:next-style-name="Standard"/>
    <style:style style:name="HTML_20_Adresse" style:display-name="HTML Adresse" style:family="paragraph" style:parent-style-name="Standard">
      <style:text-properties fo:font-style="italic" style:font-style-asian="italic" style:font-style-complex="italic"/>
    </style:style>
    <style:style style:name="HTML_20_Vorformatiert" style:display-name="HTML Vorformatiert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Index_20_41" style:display-name="Index 41" style:family="paragraph" style:parent-style-name="Standard" style:next-style-name="Standard">
      <style:paragraph-properties fo:margin-left="1.411cm" fo:margin-right="0cm" fo:text-indent="-0.353cm" style:auto-text-indent="false"/>
    </style:style>
    <style:style style:name="Index_20_51" style:display-name="Index 51" style:family="paragraph" style:parent-style-name="Standard" style:next-style-name="Standard">
      <style:paragraph-properties fo:margin-left="1.764cm" fo:margin-right="0cm" fo:text-indent="-0.353cm" style:auto-text-indent="false"/>
    </style:style>
    <style:style style:name="Index_20_61" style:display-name="Index 61" style:family="paragraph" style:parent-style-name="Standard" style:next-style-name="Standard">
      <style:paragraph-properties fo:margin-left="2.117cm" fo:margin-right="0cm" fo:text-indent="-0.353cm" style:auto-text-indent="false"/>
    </style:style>
    <style:style style:name="Index_20_71" style:display-name="Index 71" style:family="paragraph" style:parent-style-name="Standard" style:next-style-name="Standard">
      <style:paragraph-properties fo:margin-left="2.469cm" fo:margin-right="0cm" fo:text-indent="-0.353cm" style:auto-text-indent="false"/>
    </style:style>
    <style:style style:name="Index_20_81" style:display-name="Index 81" style:family="paragraph" style:parent-style-name="Standard" style:next-style-name="Standard">
      <style:paragraph-properties fo:margin-left="2.822cm" fo:margin-right="0cm" fo:text-indent="-0.353cm" style:auto-text-indent="false"/>
    </style:style>
    <style:style style:name="Index_20_91" style:display-name="Index 91" style:family="paragraph" style:parent-style-name="Standard" style:next-style-name="Standard">
      <style:paragraph-properties fo:margin-left="3.175cm" fo:margin-right="0cm" fo:text-indent="-0.353cm" style:auto-text-indent="false"/>
    </style:style>
    <style:style style:name="Kommentartext1" style:family="paragraph" style:parent-style-name="Standard"/>
    <style:style style:name="Liste_20_21" style:display-name="Liste 21" style:family="paragraph" style:parent-style-name="Standard">
      <style:paragraph-properties fo:margin-left="1.27cm" fo:margin-right="0cm" fo:text-indent="-0.635cm" style:auto-text-indent="false"/>
    </style:style>
    <style:style style:name="Liste_20_31" style:display-name="Liste 31" style:family="paragraph" style:parent-style-name="Standard">
      <style:paragraph-properties fo:margin-left="1.905cm" fo:margin-right="0cm" fo:text-indent="-0.635cm" style:auto-text-indent="false"/>
    </style:style>
    <style:style style:name="Liste_20_41" style:display-name="Liste 41" style:family="paragraph" style:parent-style-name="Standard">
      <style:paragraph-properties fo:margin-left="2.54cm" fo:margin-right="0cm" fo:text-indent="-0.635cm" style:auto-text-indent="false"/>
    </style:style>
    <style:style style:name="Liste_20_51" style:display-name="Liste 51" style:family="paragraph" style:parent-style-name="Standard">
      <style:paragraph-properties fo:margin-left="3.175cm" fo:margin-right="0cm" fo:text-indent="-0.635cm" style:auto-text-indent="false"/>
    </style:style>
    <style:style style:name="Listenfortsetzung1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</style:style>
    <style:style style:name="Listenfortsetzung_20_21" style:display-name="Listenfortsetzung 21" style:family="paragraph" style:parent-style-name="Standard">
      <style:paragraph-properties fo:margin-left="1.27cm" fo:margin-right="0cm" fo:margin-top="0cm" fo:margin-bottom="0.212cm" loext:contextual-spacing="false" fo:text-indent="0cm" style:auto-text-indent="false"/>
    </style:style>
    <style:style style:name="Listenfortsetzung_20_31" style:display-name="Listenfortsetzung 31" style:family="paragraph" style:parent-style-name="Standard">
      <style:paragraph-properties fo:margin-left="1.905cm" fo:margin-right="0cm" fo:margin-top="0cm" fo:margin-bottom="0.212cm" loext:contextual-spacing="false" fo:text-indent="0cm" style:auto-text-indent="false"/>
    </style:style>
    <style:style style:name="Listenfortsetzung_20_41" style:display-name="Listenfortsetzung 41" style:family="paragraph" style:parent-style-name="Standard">
      <style:paragraph-properties fo:margin-left="2.54cm" fo:margin-right="0cm" fo:margin-top="0cm" fo:margin-bottom="0.212cm" loext:contextual-spacing="false" fo:text-indent="0cm" style:auto-text-indent="false"/>
    </style:style>
    <style:style style:name="Listenfortsetzung_20_51" style:display-name="Listenfortsetzung 51" style:family="paragraph" style:parent-style-name="Standard">
      <style:paragraph-properties fo:margin-left="3.175cm" fo:margin-right="0cm" fo:margin-top="0cm" fo:margin-bottom="0.212cm" loext:contextual-spacing="false" fo:text-indent="0cm" style:auto-text-indent="false"/>
    </style:style>
    <style:style style:name="Listennummer1" style:family="paragraph" style:parent-style-name="Standard" style:list-style-name="WW8Num10">
      <style:paragraph-properties fo:margin-left="0cm" fo:margin-right="0cm" fo:text-indent="0cm" style:auto-text-indent="false"/>
    </style:style>
    <style:style style:name="Listennummer_20_21" style:display-name="Listennummer 21" style:family="paragraph" style:parent-style-name="Standard" style:list-style-name="WW8Num5">
      <style:paragraph-properties fo:margin-left="0cm" fo:margin-right="0cm" fo:text-indent="0cm" style:auto-text-indent="false"/>
    </style:style>
    <style:style style:name="Listennummer_20_31" style:display-name="Listennummer 31" style:family="paragraph" style:parent-style-name="Standard" style:list-style-name="WW8Num4">
      <style:paragraph-properties fo:margin-left="0cm" fo:margin-right="0cm" fo:text-indent="0cm" style:auto-text-indent="false"/>
    </style:style>
    <style:style style:name="Listennummer_20_41" style:display-name="Listennummer 41" style:family="paragraph" style:parent-style-name="Standard" style:list-style-name="WW8Num3">
      <style:paragraph-properties fo:margin-left="0cm" fo:margin-right="0cm" fo:text-indent="0cm" style:auto-text-indent="false"/>
    </style:style>
    <style:style style:name="Listennummer_20_51" style:display-name="Listennummer 51" style:family="paragraph" style:parent-style-name="Standard" style:list-style-name="WW8Num2">
      <style:paragraph-properties fo:margin-left="0cm" fo:margin-right="0cm" fo:text-indent="0cm" style:auto-text-indent="false"/>
    </style:style>
    <style:style style:name="Makrotext1" style:family="paragraph">
      <style:paragraph-properties fo:orphans="2" fo:widows="2" fo:hyphenation-ladder-count="no-limit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de" fo:country="DE" style:letter-kerning="tru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/>
    </style:style>
    <style:style style:name="Nachrichtenkopf1" style:family="paragraph" style:parent-style-name="Standard">
      <style:paragraph-properties fo:margin-left="1.905cm" fo:margin-right="0cm" fo:text-indent="-1.905cm" style:auto-text-indent="false" fo:padding="0.035cm" fo:border="0.51pt solid #000000"/>
      <style:text-properties fo:font-size="12pt" style:font-size-asian="12pt" style:font-name-complex="Arial" style:font-family-complex="Arial" style:font-family-generic-complex="swiss" style:font-pitch-complex="variable" style:font-size-complex="12pt"/>
    </style:style>
    <style:style style:name="Nur_20_Text1" style:display-name="Nur Text1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Rechtsgrundlagenverzeichnis1" style:family="paragraph" style:parent-style-name="Standard" style:next-style-name="Standard">
      <style:paragraph-properties fo:margin-left="0.353cm" fo:margin-right="0cm" fo:text-indent="-0.353cm" style:auto-text-indent="false"/>
    </style:style>
    <style:style style:name="RGV-Überschrift1" style:family="paragraph" style:parent-style-name="Standard" style:next-style-name="Standard">
      <style:paragraph-properties fo:margin-top="0.212cm" fo:margin-bottom="0cm" loext:contextual-spacing="false"/>
      <style:text-properties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Standard_20__28_Web_29_" style:display-name="Standard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andardeinzug1" style:family="paragraph" style:parent-style-name="Standard">
      <style:paragraph-properties fo:margin-left="1.27cm" fo:margin-right="0cm" fo:text-indent="0cm" style:auto-text-indent="false"/>
    </style:style>
    <style:style style:name="Textkörper_20_21" style:display-name="Textkörper 21" style:family="paragraph" style:parent-style-name="Standard">
      <style:paragraph-properties fo:margin-top="0cm" fo:margin-bottom="0.212cm" loext:contextual-spacing="false" fo:line-height="200%"/>
    </style:style>
    <style:style style:name="Textkörper_20_31" style:display-name="Textkörper 31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Textkörper-Einzug_20_21" style:display-name="Textkörper-Einzug 21" style:family="paragraph" style:parent-style-name="Standard">
      <style:paragraph-properties fo:margin-left="0.635cm" fo:margin-right="0cm" fo:margin-top="0cm" fo:margin-bottom="0.212cm" loext:contextual-spacing="false" fo:line-height="200%" fo:text-indent="0cm" style:auto-text-indent="false"/>
    </style:style>
    <style:style style:name="Textkörper-Einzug_20_31" style:display-name="Textkörper-Einzug 31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extkörper-Erstzeileneinzug1" style:family="paragraph" style:parent-style-name="Text_20_body">
      <style:paragraph-properties fo:margin-left="0cm" fo:margin-right="0cm" fo:margin-top="0cm" fo:margin-bottom="0.212cm" loext:contextual-spacing="false" style:line-height-at-least="0.176cm" fo:text-align="start" style:justify-single-word="false" fo:text-indent="0.37cm" style:auto-text-indent="false"/>
      <style:text-properties fo:letter-spacing="normal"/>
    </style:style>
    <style:style style:name="Textkörper-Erstzeileneinzug_20_21" style:display-name="Textkörper-Erstzeileneinzug 21" style:family="paragraph" style:parent-style-name="Text_20_body_20_indent">
      <style:paragraph-properties fo:margin-left="0.635cm" fo:margin-right="0cm" fo:margin-top="0cm" fo:margin-bottom="0.212cm" loext:contextual-spacing="false" style:line-height-at-least="0.176cm" fo:text-align="start" style:justify-single-word="false" fo:text-indent="0.37cm" style:auto-text-indent="false"/>
      <style:text-properties fo:letter-spacing="normal"/>
    </style:style>
    <style:style style:name="Dokumentstruktur2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Dokumentstruktur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language="en" fo:country="GB" style:font-name-complex="Wingdings" style:font-family-complex="Wingdings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Absatz-Standardschriftart" style:family="text"/>
    <style:style style:name="Absatz-Standardschriftart2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Absatz-Standardschriftart" style:family="text"/>
    <style:style style:name="Absatz-Standardschriftart1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>
      <style:text-properties fo:language="de" fo:country="DE"/>
    </style:style>
    <style:style style:name="Fußnotenzeichen1" style:family="text">
      <style:text-properties style:text-position="super 58%" fo:language="de" fo:country="DE"/>
    </style:style>
    <style:style style:name="Page_20_Number" style:display-name="Page Number" style:family="text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ff" fo:language="de" fo:country="DE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fo:language="de" fo:country="DE" style:text-underline-style="solid" style:text-underline-width="auto" style:text-underline-color="font-color"/>
    </style:style>
    <style:style style:name="Endnotenzeichen1" style:family="text">
      <style:text-properties style:text-position="super 58%" fo:language="de" fo:country="DE"/>
    </style:style>
    <style:style style:name="Line_20_numbering" style:display-name="Line numbering" style:family="text" style:parent-style-name="WW-Absatz-Standardschriftart111111"/>
    <style:style style:name="Emphasis" style:family="text">
      <style:text-properties style:font-name="Arial Black" fo:font-family="'Arial Black'" style:font-family-generic="swiss" style:font-pitch="variable" fo:font-size="9pt" fo:letter-spacing="-0.014cm" style:font-size-asian="9pt" style:font-name-complex="Arial Black" style:font-family-complex="'Arial Black'" style:font-family-generic-complex="swiss" style:font-pitch-complex="variable"/>
    </style:style>
    <style:style style:name="Strong_20_Emphasis" style:display-name="Strong Emphasis" style:family="text">
      <style:text-properties fo:language="de" fo:country="DE" fo:font-weight="bold" style:font-weight-asian="bold" style:font-weight-complex="bold"/>
    </style:style>
    <style:style style:name="Beruf" style:family="text" style:parent-style-name="WW-Absatz-Standardschriftart111111"/>
    <style:style style:name="Einleitung" style:family="text">
      <style:text-properties style:font-name="Arial Black" fo:font-family="'Arial Black'" style:font-family-generic="swiss" style:font-pitch="variable" fo:font-size="9pt" fo:letter-spacing="-0.011cm" style:font-size-asian="9pt" style:font-name-complex="Arial Black" style:font-family-complex="'Arial Black'" style:font-family-generic-complex="swiss" style:font-pitch-complex="variable"/>
    </style:style>
    <style:style style:name="HTML_20_Akronym" style:display-name="HTML Akronym" style:family="text" style:parent-style-name="WW-Absatz-Standardschriftart111111"/>
    <style:style style:name="HTML_20_Beispiel" style:display-name="HTML Beispiel" style:family="text">
      <style:text-properties style:font-name="Courier New" fo:font-family="'Courier New'" style:font-family-generic="modern" fo:language="de" fo:country="DE" style:font-name-complex="Courier New" style:font-family-complex="'Courier New'" style:font-family-generic-complex="modern"/>
    </style:style>
    <style:style style:name="HTML_20_Code" style:display-name="HTML Code" style:family="text">
      <style:text-properties style:font-name="Courier New" fo:font-family="'Courier New'" style:font-family-generic="modern" fo:font-size="10pt" fo:language="de" fo:country="DE" style:font-size-asian="10pt" style:font-name-complex="Courier New" style:font-family-complex="'Courier New'" style:font-family-generic-complex="modern" style:font-size-complex="10pt"/>
    </style:style>
    <style:style style:name="HTML_20_Definition" style:display-name="HTML Definition" style:family="text">
      <style:text-properties fo:language="de" fo:country="DE" fo:font-style="italic" style:font-style-asian="italic" style:font-style-complex="italic"/>
    </style:style>
    <style:style style:name="HTML_20_Schreibmaschine" style:display-name="HTML Schreibmaschine" style:family="text">
      <style:text-properties style:font-name="Courier New" fo:font-family="'Courier New'" style:font-family-generic="modern" fo:font-size="10pt" fo:language="de" fo:country="DE" style:font-size-asian="10pt" style:font-name-complex="Courier New" style:font-family-complex="'Courier New'" style:font-family-generic-complex="modern" style:font-size-complex="10pt"/>
    </style:style>
    <style:style style:name="HTML_20_Tastatur" style:display-name="HTML Tastatur" style:family="text">
      <style:text-properties style:font-name="Courier New" fo:font-family="'Courier New'" style:font-family-generic="modern" fo:font-size="10pt" fo:language="de" fo:country="DE" style:font-size-asian="10pt" style:font-name-complex="Courier New" style:font-family-complex="'Courier New'" style:font-family-generic-complex="modern" style:font-size-complex="10pt"/>
    </style:style>
    <style:style style:name="HTML_20_Variable" style:display-name="HTML Variable" style:family="text">
      <style:text-properties fo:language="de" fo:country="DE" fo:font-style="italic" style:font-style-asian="italic" style:font-style-complex="italic"/>
    </style:style>
    <style:style style:name="HTML_20_Zitat" style:display-name="HTML Zitat" style:family="text">
      <style:text-properties fo:language="de" fo:country="DE" fo:font-style="italic" style:font-style-asian="italic" style:font-style-complex="italic"/>
    </style:style>
    <style:style style:name="Kommentarzeichen1" style:family="text">
      <style:text-properties fo:font-size="8pt" fo:language="de" fo:country="DE" style:font-size-asian="8pt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0.432cm" fo:text-indent="-0.432cm" fo:margin-left="0.43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0.432cm" fo:text-indent="-0.432cm" fo:margin-left="0.432cm"/>
        </style:list-level-properties>
        <style:text-properties style:font-name="Wingdings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text:list-tab-stop-position="0.432cm" fo:text-indent="-0.432cm" fo:margin-left="0.432cm"/>
        </style:list-level-properties>
        <style:text-properties style:font-name="Wingdings"/>
      </text:list-level-style-bullet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0.432cm" fo:text-indent="-0.432cm" fo:margin-left="0.432cm"/>
        </style:list-level-properties>
        <style:text-properties style:font-name="Wingdings"/>
      </text:list-level-style-bullet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text:list-tab-stop-position="0.432cm" fo:text-indent="-0.432cm" fo:margin-left="0.432cm"/>
        </style:list-level-properties>
        <style:text-properties style:font-name="Wingdings"/>
      </text:list-level-style-bullet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">
        <style:list-level-properties text:list-level-position-and-space-mode="label-alignment">
          <style:list-level-label-alignment text:label-followed-by="listtab" text:list-tab-stop-position="0.432cm" fo:text-indent="-0.432cm" fo:margin-left="0.432cm"/>
        </style:list-level-properties>
        <style:text-properties style:font-name="Wingdings"/>
      </text:list-level-style-bullet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432cm" fo:text-indent="-0.432cm" fo:margin-left="0.432cm"/>
        </style:list-level-properties>
        <style:text-properties style:font-name="Wingdings"/>
      </text:list-level-style-bullet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-asian="Arial"/>
    </style:style>
    <style:page-layout style:name="Mpm1">
      <style:page-layout-properties fo:page-width="21.001cm" fo:page-height="29.7cm" style:num-format="1" style:print-orientation="portrait" fo:margin-top="1.27cm" fo:margin-bottom="1.27cm" fo:margin-left="2.896cm" fo:margin-right="2.87cm" fo:background-color="#ffffff" style:writing-mode="lr-tb" style:layout-grid-color="#c0c0c0" style:layout-grid-lines="72" style:layout-grid-base-height="0.374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<text:s/></text:p>
      </style:header-first>
      <style:footer>
        <text:p text:style-name="Footer"/>
      </style:footer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fessioneller Lebenslauf</dc:title>
    <meta:initial-creator>Frosch</meta:initial-creator>
    <meta:creation-date>2004-07-10T12:34:00</meta:creation-date>
    <dc:date>2016-01-15T15:56:26.079000000</dc:date>
    <meta:print-date>2013-04-21T13:44:00</meta:print-date>
    <meta:editing-cycles>54</meta:editing-cycles>
    <meta:editing-duration>PT15M51S</meta:editing-duration>
    <meta:generator>LibreOffice/4.4.7.2$Windows_x86 LibreOffice_project/f3153a8b245191196a4b6b9abd1d0da16eead600</meta:generator>
    <meta:document-statistic meta:table-count="2" meta:image-count="0" meta:object-count="0" meta:page-count="5" meta:paragraph-count="104" meta:word-count="787" meta:character-count="6236" meta:non-whitespace-character-count="5562"/>
    <meta:user-defined meta:name="LCID">1031</meta:user-defined>
    <meta:user-defined meta:name="UseDefaultLanguage" meta:value-type="boolean">true</meta:user-defined>
    <meta:user-defined meta:name="Version">99031500</meta:user-defined>
  </office:meta>
</office:document-meta>
</file>